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DejaVu Sans Mono', 'Bitstream Vera Sans Mono', monospace"/>
    <style:font-face style:name="OpenSymbol" svg:font-family="OpenSymbol"/>
    <style:font-face style:name="Poppins" svg:font-family="Poppins, sans-serif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padding="0.049cm" fo:border="0.002cm solid #d9d9e3"/>
    </style:style>
    <style:style style:name="P5" style:family="paragraph" style:parent-style-name="Text_20_body" style:list-style-name="L1">
      <style:paragraph-properties fo:padding="0.049cm" fo:border="0.002cm solid #d9d9e3"/>
    </style:style>
    <style:style style:name="P6" style:family="paragraph" style:parent-style-name="Text_20_body" style:list-style-name="L2">
      <style:paragraph-properties fo:padding="0.049cm" fo:border="0.002cm solid #d9d9e3"/>
    </style:style>
    <style:style style:name="P7" style:family="paragraph" style:parent-style-name="Text_20_body" style:list-style-name="L3">
      <style:paragraph-properties fo:padding="0.049cm" fo:border="0.002cm solid #d9d9e3"/>
    </style:style>
    <style:style style:name="P8" style:family="paragraph" style:parent-style-name="Text_20_body" style:list-style-name="L4">
      <style:paragraph-properties fo:padding="0.049cm" fo:border="0.002cm solid #d9d9e3"/>
    </style:style>
    <style:style style:name="P9" style:family="paragraph" style:parent-style-name="Text_20_body" style:list-style-name="L5">
      <style:paragraph-properties fo:padding="0.049cm" fo:border="0.002cm solid #d9d9e3"/>
    </style:style>
    <style:style style:name="P10" style:family="paragraph" style:parent-style-name="Text_20_body" style:list-style-name="L6">
      <style:paragraph-properties fo:padding="0.049cm" fo:border="0.002cm solid #d9d9e3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nsolas" fo:font-size="9.75pt" fo:font-style="normal" fo:font-weight="normal"/>
    </style:style>
    <style:style style:name="P12" style:family="paragraph" style:parent-style-name="Preformatted_20_Text">
      <style:paragraph-properties fo:text-align="center" style:justify-single-word="false"/>
      <style:text-properties fo:font-variant="normal" fo:text-transform="none" fo:color="#000000"/>
    </style:style>
    <style:style style:name="P13" style:family="paragraph" style:parent-style-name="Preformatted_20_Text">
      <style:paragraph-properties fo:text-align="center" style:justify-single-word="false"/>
    </style:style>
    <style:style style:name="P14" style:family="paragraph" style:parent-style-name="Preformatted_20_Text">
      <style:paragraph-properties fo:text-align="start" style:justify-single-word="false"/>
    </style:style>
    <style:style style:name="P15" style:family="paragraph" style:parent-style-name="Preformatted_20_Text">
      <style:text-properties fo:font-size="10pt" style:font-size-asian="10pt" style:font-size-complex="10pt"/>
    </style:style>
    <style:style style:name="P16" style:family="paragraph" style:parent-style-name="Preformatted_20_Text">
      <style:text-properties fo:font-size="9pt" style:font-size-asian="9pt" style:font-size-complex="9pt"/>
    </style:style>
    <style:style style:name="P17" style:family="paragraph" style:parent-style-name="Preformatted_20_Text">
      <style:paragraph-properties fo:margin-left="0cm" fo:margin-right="0cm" fo:margin-top="0cm" fo:margin-bottom="0cm" style:line-height-at-least="0.423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onsolas" fo:font-size="9.75pt" fo:font-style="normal" fo:font-weight="normal"/>
    </style:style>
    <style:style style:name="P18" style:family="paragraph" style:parent-style-name="Preformatted_20_Text">
      <style:paragraph-properties fo:margin-top="0cm" fo:margin-bottom="0.499cm" fo:text-align="center" style:justify-single-word="false"/>
      <style:text-properties fo:font-size="10pt" style:font-size-asian="10pt" style:font-size-complex="10pt"/>
    </style:style>
    <style:style style:name="P19" style:family="paragraph" style:parent-style-name="Preformatted_20_Text">
      <style:paragraph-properties fo:margin-top="0cm" fo:margin-bottom="0cm" style:line-height-at-least="0.423cm" fo:text-align="start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000000"/>
    </style:style>
    <style:style style:name="P20" style:family="paragraph" style:parent-style-name="Preformatted_20_Text">
      <style:paragraph-properties fo:margin-top="0cm" fo:margin-bottom="0cm" style:line-height-at-least="0.423cm" fo:text-align="start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000000" style:font-name="Consolas" fo:font-size="9.75pt" fo:font-style="normal" fo:font-weight="normal"/>
    </style:style>
    <style:style style:name="P21" style:family="paragraph" style:parent-style-name="Preformatted_20_Text">
      <style:paragraph-properties fo:margin-top="0cm" fo:margin-bottom="0cm" style:line-height-at-least="0.423cm" fo:text-align="start" style:justify-single-word="false" fo:orphans="2" fo:widows="2" fo:background-color="transparent" fo:padding="0cm" fo:border="none">
        <style:background-image/>
      </style:paragraph-properties>
      <style:text-properties fo:font-variant="normal" fo:text-transform="none" fo:color="#666666" style:font-name="Consolas" fo:font-size="9.75pt" fo:font-style="italic" fo:font-weight="normal"/>
    </style:style>
    <style:style style:name="P22" style:family="paragraph" style:parent-style-name="Preformatted_20_Text">
      <style:paragraph-properties fo:margin-top="0cm" fo:margin-bottom="0cm" style:line-height-at-least="0.423cm" fo:text-align="start" style:justify-single-word="false" fo:orphans="2" fo:widows="2" fo:background-color="transparent" fo:padding="0cm" fo:border="none">
        <style:background-image/>
      </style:paragraph-properties>
    </style:style>
    <style:style style:name="P23" style:family="paragraph" style:parent-style-name="Preformatted_20_Text">
      <style:paragraph-properties fo:margin-top="0cm" fo:margin-bottom="0cm" style:line-height-at-least="0.423cm" fo:text-align="start" style:justify-single-word="false" fo:orphans="2" fo:widows="2" fo:background-color="#e6e6ff" fo:padding="0cm" fo:border="none">
        <style:background-image/>
      </style:paragraph-properties>
      <style:text-properties fo:font-variant="normal" fo:text-transform="none" fo:color="#000000" style:font-name="Consolas" fo:font-size="9.75pt" fo:font-style="normal" fo:font-weight="bold" fo:background-color="transparent" style:font-weight-asian="bold" style:font-weight-complex="bold"/>
    </style:style>
    <style:style style:name="P24" style:family="paragraph" style:parent-style-name="Preformatted_20_Text">
      <style:paragraph-properties fo:margin-top="0cm" fo:margin-bottom="0cm" style:line-height-at-least="0.423cm" fo:text-align="start" style:justify-single-word="false" fo:orphans="2" fo:widows="2" fo:background-color="#e6e6ff" fo:padding="0cm" fo:border="none">
        <style:background-image/>
      </style:paragraph-properties>
      <style:text-properties fo:font-variant="normal" fo:text-transform="none" fo:color="#000000" fo:font-weight="bold" fo:background-color="transparent" style:font-weight-asian="bold" style:font-weight-complex="bold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/>
      <style:text-properties fo:color="#000000" style:font-name="Arial"/>
    </style:style>
    <style:style style:name="T1" style:family="text">
      <style:text-properties style:font-name="Consolas" fo:font-size="9.75pt" fo:font-style="normal"/>
    </style:style>
    <style:style style:name="T2" style:family="text">
      <style:text-properties style:font-name="Consolas" fo:font-size="9.75pt" fo:font-style="normal" fo:font-weight="normal"/>
    </style:style>
    <style:style style:name="T3" style:family="text">
      <style:text-properties style:font-name="Consolas" fo:font-size="9.75pt" fo:font-style="normal" fo:font-weight="normal" fo:background-color="#e0e0ff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28899" fo:font-weight="bold"/>
    </style:style>
    <style:style style:name="T7" style:family="text">
      <style:text-properties fo:color="#228899" style:font-name="Consolas" fo:font-size="9.75pt" fo:font-style="normal"/>
    </style:style>
    <style:style style:name="T8" style:family="text">
      <style:text-properties fo:color="#228899" style:font-name="Consolas" fo:font-size="9.75pt" fo:font-style="normal" fo:font-weight="bold"/>
    </style:style>
    <style:style style:name="T9" style:family="text">
      <style:text-properties fo:color="#bbbbbb"/>
    </style:style>
    <style:style style:name="T10" style:family="text">
      <style:text-properties fo:color="#bbbbbb" style:font-name="Consolas" fo:font-size="9.75pt" fo:font-style="normal"/>
    </style:style>
    <style:style style:name="T11" style:family="text">
      <style:text-properties fo:color="#bbbbbb" style:font-name="Consolas" fo:font-size="9.75pt" fo:font-style="normal" fo:font-weight="normal"/>
    </style:style>
    <style:style style:name="T12" style:family="text">
      <style:text-properties fo:color="#bbbbbb" style:font-name="Arial"/>
    </style:style>
    <style:style style:name="T13" style:family="text">
      <style:text-properties fo:color="#ee99ee" fo:font-weight="bold"/>
    </style:style>
    <style:style style:name="T14" style:family="text">
      <style:text-properties fo:color="#666666" style:font-name="Consolas" fo:font-size="9.75pt" fo:font-style="italic"/>
    </style:style>
    <style:style style:name="T15" style:family="text">
      <style:text-properties fo:color="#666666" style:font-name="Consolas" fo:font-size="9.75pt" fo:font-style="italic" fo:font-weight="normal"/>
    </style:style>
    <style:style style:name="T16" style:family="text">
      <style:text-properties fo:color="#666666" style:font-name="monospace" fo:font-size="10pt" fo:font-style="italic" style:font-size-asian="10pt" style:font-size-complex="10pt"/>
    </style:style>
    <style:style style:name="T17" style:family="text">
      <style:text-properties fo:color="#666666" style:font-name="monospace" fo:font-style="italic"/>
    </style:style>
    <style:style style:name="T18" style:family="text">
      <style:text-properties fo:color="#000077"/>
    </style:style>
    <style:style style:name="T19" style:family="text">
      <style:text-properties fo:color="#000077" style:font-name="Consolas" fo:font-size="9.75pt" fo:font-style="normal"/>
    </style:style>
    <style:style style:name="T20" style:family="text">
      <style:text-properties fo:color="#000077" style:font-name="Consolas" fo:font-size="9.75pt" fo:font-style="normal" fo:font-weight="normal"/>
    </style:style>
    <style:style style:name="T21" style:family="text">
      <style:text-properties fo:color="#333333"/>
    </style:style>
    <style:style style:name="T22" style:family="text">
      <style:text-properties fo:color="#333333" style:font-name="Consolas" fo:font-size="9.75pt" fo:font-style="normal"/>
    </style:style>
    <style:style style:name="T23" style:family="text">
      <style:text-properties fo:color="#333333" style:font-name="Consolas" fo:font-size="9.75pt" fo:font-style="normal" fo:font-weight="normal"/>
    </style:style>
    <style:style style:name="T24" style:family="text">
      <style:text-properties fo:color="#6666ff" style:font-name="Consolas" fo:font-size="9.75pt" fo:font-style="normal" fo:font-weight="bold"/>
    </style:style>
    <style:style style:name="T25" style:family="text">
      <style:text-properties fo:color="#55eedd" style:font-name="Consolas" fo:font-size="9.75pt" fo:font-style="normal" fo:font-weight="bold"/>
    </style:style>
    <style:style style:name="T26" style:family="text">
      <style:text-properties fo:background-color="#e0e0ff"/>
    </style:style>
    <style:style style:name="T27" style:family="text">
      <style:text-properties fo:font-variant="normal" fo:text-transform="none" fo:color="#000000" style:font-name="Consolas" fo:font-size="9.75pt" fo:font-style="normal" fo:font-weight="normal"/>
    </style:style>
    <style:style style:name="T28" style:family="text">
      <style:text-properties fo:font-variant="normal" fo:text-transform="none" fo:color="#bbbbbb" style:font-name="Consolas" fo:font-size="9.75pt" fo:font-style="normal" fo:font-weight="normal"/>
    </style:style>
    <style:style style:name="T29" style:family="text">
      <style:text-properties fo:font-variant="normal" fo:text-transform="none" fo:color="#55eedd" style:font-name="Consolas" fo:font-size="9.75pt" fo:font-style="normal" fo:font-weight="bold"/>
    </style:style>
    <style:style style:name="T30" style:family="text">
      <style:text-properties fo:font-variant="normal" fo:text-transform="none" fo:color="#1d2125" style:font-name="Poppins" fo:font-size="11.25pt" fo:letter-spacing="normal" fo:font-style="normal" fo:font-weight="bold"/>
    </style:style>
    <style:style style:name="T31" style:family="text">
      <style:text-properties fo:color="#009933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color="#009900" style:font-name="monospace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color="#003399" style:font-name="monospace"/>
    </style:style>
    <style:style style:name="T35" style:family="text">
      <style:text-properties style:font-name="monospace"/>
    </style:style>
    <style:style style:name="T36" style:family="text">
      <style:text-properties fo:color="#339933" style:font-name="monospace"/>
    </style:style>
    <style:style style:name="T37" style:family="text">
      <style:text-properties fo:color="#006633" style:font-name="monospace"/>
    </style:style>
    <style:style style:name="T38" style:family="text">
      <style:text-properties fo:color="#0000ff" style:font-name="monospace"/>
    </style:style>
    <style:style style:name="T39" style:family="text">
      <style:text-properties fo:color="#000000" style:font-name="monospace" fo:font-weight="bold"/>
    </style:style>
    <style:style style:name="T40" style:family="text">
      <style:text-properties fo:color="#000000" style:font-name="Arial"/>
    </style:style>
    <style:style style:name="T41" style:family="text">
      <style:text-properties fo:color="#000066" style:font-name="monospace" fo:font-weight="bold"/>
    </style:style>
    <style:style style:name="T42" style:family="text">
      <style:text-properties fo:color="#6600cc"/>
    </style:style>
    <style:style style:name="T43" style:family="text">
      <style:text-properties fo:color="#6600cc"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T6">LISTAR FICHEROS DE UNA CARPETA, FILTRANDO</text:span></text:h>
      <text:p text:style-name="P17"><text:span text:style-name="T6">public</text:span><text:span text:style-name="T9"> </text:span><text:span text:style-name="T6">class</text:span> <text:span text:style-name="T13">Filtrar</text:span><text:span text:style-name="T9"> </text:span><text:span text:style-name="T6">implements</text:span><text:span text:style-name="T9"> </text:span>FilenameFilter<text:span text:style-name="T9"> </text:span>{</text:p>
      <text:p text:style-name="P19"><text:span text:style-name="T9"><text:s text:c="4"/></text:span><text:span text:style-name="T2">String</text:span><text:span text:style-name="T11"> </text:span><text:span text:style-name="T2">extension;</text:span></text:p>
      <text:p text:style-name="P19"><text:span text:style-name="T9"><text:s text:c="4"/></text:span><text:span text:style-name="T15">// Constructor </text:span></text:p>
      <text:p text:style-name="P19"><text:span text:style-name="T9"><text:s text:c="4"/></text:span><text:span text:style-name="T2">Filtrar(String</text:span><text:span text:style-name="T11"> </text:span><text:span text:style-name="T2">extension){</text:span></text:p>
      <text:p text:style-name="P19"><text:span text:style-name="T9"><text:s text:c="8"/></text:span><text:span text:style-name="T8">this</text:span><text:span text:style-name="T2">.</text:span><text:span text:style-name="T20">extension</text:span><text:span text:style-name="T11"> </text:span><text:span text:style-name="T23">=</text:span><text:span text:style-name="T11"> </text:span><text:span text:style-name="T2">extension;</text:span></text:p>
      <text:p text:style-name="P19"><text:span text:style-name="T9"><text:s text:c="4"/></text:span><text:span text:style-name="T2">}</text:span></text:p>
      <text:p text:style-name="P19"><text:span text:style-name="T9"><text:s text:c="4"/></text:span><text:span text:style-name="T8">public</text:span><text:span text:style-name="T11"> </text:span><text:span text:style-name="T24">boolean</text:span><text:span text:style-name="T11"> </text:span><text:span text:style-name="T25">accept</text:span><text:span text:style-name="T2">(File</text:span><text:span text:style-name="T11"> </text:span><text:span text:style-name="T2">dir,</text:span><text:span text:style-name="T11"> </text:span><text:span text:style-name="T2">String</text:span><text:span text:style-name="T11"> </text:span><text:span text:style-name="T2">name){</text:span></text:p>
      <text:p text:style-name="P19"><text:span text:style-name="T9"><text:s text:c="8"/></text:span><text:span text:style-name="T8">return</text:span><text:span text:style-name="T11"> </text:span><text:span text:style-name="T2">name.</text:span><text:span text:style-name="T20">endsWith</text:span><text:span text:style-name="T2">(extension);</text:span></text:p>
      <text:p text:style-name="P19"><text:span text:style-name="T9"><text:s text:c="4"/></text:span><text:span text:style-name="T2">}</text:span></text:p>
      <text:p text:style-name="P19"><text:span text:style-name="T9"><text:s text:c="4"/></text:span><text:span text:style-name="T8">public</text:span><text:span text:style-name="T11"> </text:span><text:span text:style-name="T8">static</text:span><text:span text:style-name="T11"> </text:span><text:span text:style-name="T24">void</text:span><text:span text:style-name="T11"> </text:span><text:span text:style-name="T25">main</text:span><text:span text:style-name="T2">(String</text:span><text:span text:style-name="T23">[]</text:span><text:span text:style-name="T11"> </text:span><text:span text:style-name="T2">args)</text:span><text:span text:style-name="T11"> </text:span><text:span text:style-name="T2">{</text:span></text:p>
      <text:p text:style-name="P19"><text:span text:style-name="T9"><text:s text:c="8"/></text:span><text:span text:style-name="T8">try</text:span><text:span text:style-name="T11"> </text:span><text:span text:style-name="T2">{</text:span></text:p>
      <text:p text:style-name="P19"><text:span text:style-name="T9"><text:s text:c="10"/></text:span><text:span text:style-name="T15">// Obtendremos el listado de los archivos de ese directorio</text:span></text:p>
      <text:p text:style-name="P19"><text:span text:style-name="T9"><text:s text:c="12"/></text:span><text:span text:style-name="T2">File</text:span><text:span text:style-name="T11"> </text:span><text:span text:style-name="T2">fichero</text:span><text:span text:style-name="T23">=</text:span><text:span text:style-name="T8">new</text:span><text:span text:style-name="T11"> </text:span><text:span text:style-name="T2">File(</text:span><text:span text:style-name="T3">"c:\\datos\\."</text:span><text:span text:style-name="T2">);</text:span></text:p>
      <text:p text:style-name="P19"><text:span text:style-name="T9"><text:s text:c="12"/></text:span><text:span text:style-name="T2">String</text:span><text:span text:style-name="T23">[]</text:span><text:span text:style-name="T11"> </text:span><text:span text:style-name="T2">listadeArchivos</text:span><text:span text:style-name="T11"> </text:span><text:span text:style-name="T23">=</text:span><text:span text:style-name="T11"> </text:span><text:span text:style-name="T2">fichero.</text:span><text:span text:style-name="T20">list</text:span><text:span text:style-name="T2">();</text:span></text:p>
      <text:p text:style-name="P19"><text:span text:style-name="T9"><text:s text:c="10"/></text:span><text:span text:style-name="T15">// Filtraremos por los de extension .txt</text:span></text:p>
      <text:p text:style-name="P19"><text:span text:style-name="T9"><text:s text:c="12"/></text:span><text:span text:style-name="T2">listadeArchivos</text:span><text:span text:style-name="T11"> </text:span><text:span text:style-name="T23">=</text:span><text:span text:style-name="T11"> </text:span><text:span text:style-name="T2">fichero.</text:span><text:span text:style-name="T20">list</text:span><text:span text:style-name="T2">(</text:span><text:span text:style-name="T8">new</text:span><text:span text:style-name="T11"> </text:span><text:span text:style-name="T2">Filtrar(</text:span><text:span text:style-name="T3">".txt"</text:span><text:span text:style-name="T2">));</text:span></text:p>
      <text:p text:style-name="P19"><text:span text:style-name="T9"><text:s text:c="10"/></text:span><text:span text:style-name="T15">// Comprobamos el número de archivos en el listado</text:span></text:p>
      <text:p text:style-name="P19"><text:span text:style-name="T9"><text:s text:c="12"/></text:span><text:span text:style-name="T24">int</text:span><text:span text:style-name="T11"> </text:span><text:span text:style-name="T2">numarchivos</text:span><text:span text:style-name="T11"> </text:span><text:span text:style-name="T23">=</text:span><text:span text:style-name="T11"> </text:span><text:span text:style-name="T2">listadeArchivos.</text:span><text:span text:style-name="T20">length</text:span><text:span text:style-name="T11"> </text:span><text:span text:style-name="T2">;</text:span></text:p>
      <text:p text:style-name="P19"><text:span text:style-name="T9"><text:s text:c="10"/></text:span><text:span text:style-name="T15">// Si no hay ninguno lo avisamos por consola</text:span></text:p>
      <text:p text:style-name="P19"><text:span text:style-name="T9"><text:s text:c="12"/></text:span><text:span text:style-name="T8">if</text:span><text:span text:style-name="T11"> </text:span><text:span text:style-name="T2">(numarchivos</text:span><text:span text:style-name="T11"> </text:span><text:span text:style-name="T23">&lt;</text:span><text:span text:style-name="T11"> </text:span><text:span text:style-name="T24">1</text:span><text:span text:style-name="T2">)</text:span></text:p>
      <text:p text:style-name="P19"><text:span text:style-name="T9"><text:s text:c="16"/></text:span><text:span text:style-name="T2">System.</text:span><text:span text:style-name="T20">out</text:span><text:span text:style-name="T2">.</text:span><text:span text:style-name="T20">println</text:span><text:span text:style-name="T2">(</text:span><text:span text:style-name="T3">"No hay archivos que listar"</text:span><text:span text:style-name="T2">);</text:span></text:p>
      <text:p text:style-name="P19"><text:span text:style-name="T9"><text:s text:c="10"/></text:span><text:span text:style-name="T15">// Y si hay, escribimos su nombre por consola.</text:span></text:p>
      <text:p text:style-name="P19"><text:span text:style-name="T9"><text:s text:c="12"/></text:span><text:span text:style-name="T8">else</text:span></text:p>
      <text:p text:style-name="P19"><text:span text:style-name="T9"><text:s text:c="12"/></text:span><text:span text:style-name="T2">{</text:span></text:p>
      <text:p text:style-name="P19"><text:span text:style-name="T9"><text:s text:c="16"/></text:span><text:span text:style-name="T8">for</text:span><text:span text:style-name="T2">(</text:span><text:span text:style-name="T24">int</text:span><text:span text:style-name="T11"> </text:span><text:span text:style-name="T2">conta</text:span><text:span text:style-name="T11"> </text:span><text:span text:style-name="T23">=</text:span><text:span text:style-name="T11"> </text:span><text:span text:style-name="T24">0</text:span><text:span text:style-name="T2">;</text:span><text:span text:style-name="T11"> </text:span><text:span text:style-name="T2">conta</text:span><text:span text:style-name="T11"> </text:span><text:span text:style-name="T23">&lt;</text:span><text:span text:style-name="T11"> </text:span><text:span text:style-name="T2">listadeArchivos.</text:span><text:span text:style-name="T20">length</text:span><text:span text:style-name="T2">;</text:span><text:span text:style-name="T11"> </text:span></text:p>
      <text:p text:style-name="P19"><text:span text:style-name="T9"><text:s text:c="32"/></text:span><text:span text:style-name="T2">conta</text:span><text:span text:style-name="T23">++</text:span><text:span text:style-name="T2">)</text:span></text:p>
      <text:p text:style-name="P19"><text:span text:style-name="T9"><text:s text:c="20"/></text:span><text:span text:style-name="T2">System.</text:span><text:span text:style-name="T20">out</text:span><text:span text:style-name="T2">.</text:span><text:span text:style-name="T20">println</text:span><text:span text:style-name="T2">(listadeArchivos</text:span><text:span text:style-name="T23">[</text:span><text:span text:style-name="T2">conta</text:span><text:span text:style-name="T23">]</text:span><text:span text:style-name="T2">);</text:span></text:p>
      <text:p text:style-name="P19"><text:span text:style-name="T9"><text:s text:c="12"/></text:span><text:span text:style-name="T2">}</text:span></text:p>
      <text:p text:style-name="P19"><text:span text:style-name="T9"><text:s text:c="8"/></text:span><text:span text:style-name="T2">}</text:span></text:p>
      <text:p text:style-name="P19"><text:span text:style-name="T9"><text:s text:c="8"/></text:span><text:span text:style-name="T8">catch</text:span><text:span text:style-name="T11"> </text:span><text:span text:style-name="T2">(Exception</text:span><text:span text:style-name="T11"> </text:span><text:span text:style-name="T2">ex)</text:span><text:span text:style-name="T11"> </text:span><text:span text:style-name="T2">{</text:span></text:p>
      <text:p text:style-name="P19"><text:span text:style-name="T9"><text:s text:c="12"/></text:span><text:span text:style-name="T2">System.</text:span><text:span text:style-name="T20">out</text:span><text:span text:style-name="T2">.</text:span><text:span text:style-name="T20">println</text:span><text:span text:style-name="T2">(</text:span><text:span text:style-name="T3">"Error al buscar en la ruta indicada"</text:span><text:span text:style-name="T2">);</text:span></text:p>
      <text:p text:style-name="P19"><text:span text:style-name="T9"><text:s text:c="8"/></text:span><text:span text:style-name="T2">}</text:span></text:p>
      <text:p text:style-name="P19"><text:span text:style-name="T9"><text:s text:c="4"/></text:span><text:span text:style-name="T2">}</text:span></text:p>
      <text:p text:style-name="P20">}</text:p>
      <text:p text:style-name="Standard"/>
      <text:h text:style-name="P25" text:outline-level="1">SEPARADOR DE RUTAS</text:h>
      <text:p text:style-name="P13"><text:span text:style-name="T27"/></text:p>
      <text:p text:style-name="P14"><text:span text:style-name="T27">String</text:span><text:span text:style-name="T28"> </text:span><text:span text:style-name="T29">substFileSeparator</text:span><text:span text:style-name="T27">(String</text:span><text:span text:style-name="T28"> </text:span><text:span text:style-name="T27">ruta){</text:span></text:p>
      <text:p text:style-name="P19"><text:span text:style-name="T9"><text:s/></text:span><text:span text:style-name="T2">String</text:span><text:span text:style-name="T11"> </text:span><text:span text:style-name="T2">separador</text:span><text:span text:style-name="T11"> </text:span><text:span text:style-name="T23">=</text:span><text:span text:style-name="T11"> </text:span><text:span text:style-name="T3">"\\"</text:span><text:span text:style-name="T2">;</text:span></text:p>
      <text:p text:style-name="P19"><text:span text:style-name="T9"><text:s text:c="8"/></text:span><text:span text:style-name="T8">try</text:span><text:span text:style-name="T2">{</text:span></text:p>
      <text:p text:style-name="P19"><text:span text:style-name="T9"><text:s text:c="5"/></text:span><text:span text:style-name="T15">// Si estamos en Windows</text:span></text:p>
      <text:p text:style-name="P19"><text:span text:style-name="T9"><text:s text:c="11"/></text:span><text:span text:style-name="T8">if</text:span><text:span text:style-name="T11"> </text:span><text:span text:style-name="T2">(</text:span><text:span text:style-name="T11"> </text:span><text:span text:style-name="T2">File.</text:span><text:span text:style-name="T20">separator</text:span><text:span text:style-name="T2">.</text:span><text:span text:style-name="T20">equals</text:span><text:span text:style-name="T2">(separador)</text:span><text:span text:style-name="T11"> </text:span><text:span text:style-name="T2">)</text:span></text:p>
      <text:p text:style-name="P19"><text:span text:style-name="T9"><text:s text:c="16"/></text:span><text:span text:style-name="T2">separador</text:span><text:span text:style-name="T11"> </text:span><text:span text:style-name="T23">=</text:span><text:span text:style-name="T11"> </text:span><text:span text:style-name="T3">"/"</text:span><text:span text:style-name="T11"> </text:span><text:span text:style-name="T2">;</text:span></text:p>
      <text:p text:style-name="P19"><text:span text:style-name="T9"><text:s text:c="8"/></text:span><text:span text:style-name="T15">// Reemplaza todas las cadenas que coinciden con la expresión</text:span></text:p>
      <text:p text:style-name="P19"><text:span text:style-name="T9"><text:s text:c="8"/></text:span><text:span text:style-name="T15">// regular dada oldSep por la cadena File.separator</text:span></text:p>
      <text:p text:style-name="P19"><text:span text:style-name="T9"><text:s text:c="11"/></text:span><text:span text:style-name="T8">return</text:span><text:span text:style-name="T11"> </text:span><text:span text:style-name="T2">ruta.</text:span><text:span text:style-name="T20">replaceAll</text:span><text:span text:style-name="T2">(separador,</text:span><text:span text:style-name="T11"> </text:span><text:span text:style-name="T2">File.</text:span><text:span text:style-name="T20">separator</text:span><text:span text:style-name="T2">);</text:span></text:p>
      <text:p text:style-name="P19"><text:span text:style-name="T9"><text:s text:c="8"/></text:span><text:span text:style-name="T2">}</text:span><text:span text:style-name="T8">catch</text:span><text:span text:style-name="T2">(Exception</text:span><text:span text:style-name="T11"> </text:span><text:span text:style-name="T2">e){</text:span></text:p>
      <text:p text:style-name="P19"><text:span text:style-name="T9"><text:s text:c="4"/></text:span><text:span text:style-name="T15">// Por si ocurre una java.util.regex.PatternSyntaxException</text:span></text:p>
      <text:p text:style-name="P19"><text:span text:style-name="T9"><text:s text:c="11"/></text:span><text:span text:style-name="T8">return</text:span><text:span text:style-name="T11"> </text:span><text:span text:style-name="T2">ruta.</text:span><text:span text:style-name="T20">replaceAll</text:span><text:span text:style-name="T2">(separador</text:span><text:span text:style-name="T11"> </text:span><text:span text:style-name="T23">+</text:span><text:span text:style-name="T11"> </text:span><text:span text:style-name="T2">separador,</text:span><text:span text:style-name="T11"> </text:span><text:span text:style-name="T2">File.</text:span><text:span text:style-name="T20">separator</text:span><text:span text:style-name="T2">);</text:span></text:p>
      <text:p text:style-name="P19"><text:span text:style-name="T9"><text:s text:c="8"/></text:span><text:span text:style-name="T2">}</text:span></text:p>
      <text:p text:style-name="P19"><text:span text:style-name="T9"><text:s text:c="7"/></text:span><text:span text:style-name="T2">}</text:span></text:p>
      <text:p text:style-name="P3"/>
      <text:p text:style-name="P3"/>
      <text:p text:style-name="P3"/>
      <text:h text:style-name="P25" text:outline-level="1"><text:soft-page-break/>CREADOR DE FICHEROS</text:h>
      <text:p text:style-name="P11"><text:span text:style-name="T6">try</text:span><text:span text:style-name="T9"> </text:span>{</text:p>
      <text:p text:style-name="P19"><text:span text:style-name="T9"><text:s text:c="8"/></text:span><text:span text:style-name="T15">// Creamos el objeto que encapsula el fichero</text:span></text:p>
      <text:p text:style-name="P19"><text:span text:style-name="T9"><text:s text:c="8"/></text:span><text:span text:style-name="T2">File</text:span><text:span text:style-name="T11"> </text:span><text:span text:style-name="T2">fichero</text:span><text:span text:style-name="T11"> </text:span><text:span text:style-name="T23">=</text:span><text:span text:style-name="T11"> </text:span><text:span text:style-name="T8">new</text:span><text:span text:style-name="T11"> </text:span><text:span text:style-name="T2">File(</text:span><text:span text:style-name="T3">"c:\\prufba\\miFichero.txt"</text:span><text:span text:style-name="T2">);</text:span></text:p>
      <text:p text:style-name="P19"><text:span text:style-name="T9"><text:s text:c="8"/></text:span><text:span text:style-name="T15">// A partir del objeto File creamos el fichero físicamente</text:span></text:p>
      <text:p text:style-name="P19"><text:span text:style-name="T9"><text:s text:c="8"/></text:span><text:span text:style-name="T8">if</text:span><text:span text:style-name="T11"> </text:span><text:span text:style-name="T2">(fichero.</text:span><text:span text:style-name="T20">createNewFile</text:span><text:span text:style-name="T2">())</text:span></text:p>
      <text:p text:style-name="P19"><text:span text:style-name="T9"><text:s text:c="16"/></text:span><text:span text:style-name="T2">System.</text:span><text:span text:style-name="T20">out</text:span><text:span text:style-name="T2">.</text:span><text:span text:style-name="T20">println</text:span><text:span text:style-name="T2">(</text:span><text:span text:style-name="T3">"El fichero se ha creado correctamente"</text:span><text:span text:style-name="T2">);</text:span></text:p>
      <text:p text:style-name="P19"><text:span text:style-name="T9"><text:s text:c="8"/></text:span><text:span text:style-name="T8">else</text:span></text:p>
      <text:p text:style-name="P19"><text:span text:style-name="T9"><text:s text:c="16"/></text:span><text:span text:style-name="T2">System.</text:span><text:span text:style-name="T20">out</text:span><text:span text:style-name="T2">.</text:span><text:span text:style-name="T20">println</text:span><text:span text:style-name="T2">(</text:span><text:span text:style-name="T3">"No ha podido ser creado el fichero"</text:span><text:span text:style-name="T2">);</text:span></text:p>
      <text:p text:style-name="P20">}<text:span text:style-name="T9"> </text:span><text:span text:style-name="T6">catch</text:span><text:span text:style-name="T9"> </text:span>(Exception<text:span text:style-name="T9"> </text:span>ioe)<text:span text:style-name="T9"> </text:span>{</text:p>
      <text:p text:style-name="P19"><text:span text:style-name="T9"><text:s text:c="8"/></text:span><text:span text:style-name="T2">ioe.</text:span><text:span text:style-name="T20">getMessage</text:span><text:span text:style-name="T2">();</text:span></text:p>
      <text:p text:style-name="P20">}</text:p>
      <text:p text:style-name="P3"/>
      <text:h text:style-name="P25" text:outline-level="1">CREADOR DE DIRECTORIOS</text:h>
      <text:p text:style-name="P11"><text:span text:style-name="T6">try</text:span><text:span text:style-name="T9"> </text:span>{</text:p>
      <text:p text:style-name="P21">// Declaración de variables</text:p>
      <text:p text:style-name="P19"><text:span text:style-name="T9"><text:s text:c="7"/></text:span><text:span text:style-name="T2">String</text:span><text:span text:style-name="T11"> </text:span><text:span text:style-name="T2">directorio</text:span><text:span text:style-name="T11"> </text:span><text:span text:style-name="T23">=</text:span><text:span text:style-name="T11"> </text:span><text:span text:style-name="T3">"C:\\prueba"</text:span><text:span text:style-name="T2">;</text:span></text:p>
      <text:p text:style-name="P19"><text:span text:style-name="T9"><text:s text:c="7"/></text:span><text:span text:style-name="T2">String</text:span><text:span text:style-name="T11"> </text:span><text:span text:style-name="T2">varios</text:span><text:span text:style-name="T11"> </text:span><text:span text:style-name="T23">=</text:span><text:span text:style-name="T11"> </text:span><text:span text:style-name="T3">"carpeta1/carpeta2/carpeta3"</text:span><text:span text:style-name="T2">;</text:span></text:p>
      <text:p text:style-name="P22"/>
      <text:p text:style-name="P21">// Crear un directorio</text:p>
      <text:p text:style-name="P19"><text:span text:style-name="T9"><text:s text:c="7"/></text:span><text:span text:style-name="T24">boolean</text:span><text:span text:style-name="T11"> </text:span><text:span text:style-name="T2">exito</text:span><text:span text:style-name="T11"> </text:span><text:span text:style-name="T23">=</text:span><text:span text:style-name="T11"> </text:span><text:span text:style-name="T2">(</text:span><text:span text:style-name="T8">new</text:span><text:span text:style-name="T11"> </text:span><text:span text:style-name="T2">File(directorio)).</text:span><text:span text:style-name="T20">mkdir</text:span><text:span text:style-name="T2">();</text:span></text:p>
      <text:p text:style-name="P19"><text:span text:style-name="T9"><text:s text:c="7"/></text:span><text:span text:style-name="T8">if</text:span><text:span text:style-name="T11"> </text:span><text:span text:style-name="T2">(exito)</text:span></text:p>
      <text:p text:style-name="P19"><text:span text:style-name="T9"><text:s text:c="10"/></text:span><text:span text:style-name="T2">System.</text:span><text:span text:style-name="T20">out</text:span><text:span text:style-name="T2">.</text:span><text:span text:style-name="T20">println</text:span><text:span text:style-name="T2">(</text:span><text:span text:style-name="T3">"Directorio: "</text:span><text:span text:style-name="T11"> </text:span><text:span text:style-name="T23">+</text:span><text:span text:style-name="T11"> </text:span><text:span text:style-name="T2">directorio</text:span><text:span text:style-name="T11"> </text:span><text:span text:style-name="T23">+</text:span><text:span text:style-name="T11"> </text:span><text:span text:style-name="T3">" creado"</text:span><text:span text:style-name="T2">);</text:span></text:p>
      <text:p text:style-name="P21">// Crear varios directorios</text:p>
      <text:p text:style-name="P19"><text:span text:style-name="T9"><text:s text:c="6"/></text:span><text:span text:style-name="T2">exito</text:span><text:span text:style-name="T11"> </text:span><text:span text:style-name="T23">=</text:span><text:span text:style-name="T11"> </text:span><text:span text:style-name="T2">(</text:span><text:span text:style-name="T8">new</text:span><text:span text:style-name="T11"> </text:span><text:span text:style-name="T2">File(varios)).</text:span><text:span text:style-name="T20">mkdirs</text:span><text:span text:style-name="T2">();</text:span></text:p>
      <text:p text:style-name="P19"><text:span text:style-name="T9"><text:s text:c="6"/></text:span><text:span text:style-name="T8">if</text:span><text:span text:style-name="T11"> </text:span><text:span text:style-name="T2">(exito)</text:span></text:p>
      <text:p text:style-name="P19"><text:span text:style-name="T9"><text:s text:c="10"/></text:span><text:span text:style-name="T2">System.</text:span><text:span text:style-name="T20">out</text:span><text:span text:style-name="T2">.</text:span><text:span text:style-name="T20">println</text:span><text:span text:style-name="T2">(</text:span><text:span text:style-name="T3">"Directorios: "</text:span><text:span text:style-name="T11"> </text:span><text:span text:style-name="T23">+</text:span><text:span text:style-name="T11"> </text:span><text:span text:style-name="T2">varios</text:span><text:span text:style-name="T11"> </text:span><text:span text:style-name="T23">+</text:span><text:span text:style-name="T11"> </text:span><text:span text:style-name="T3">" creados"</text:span><text:span text:style-name="T2">);</text:span></text:p>
      <text:p text:style-name="P20">}<text:span text:style-name="T6">catch</text:span><text:span text:style-name="T9"> </text:span>(Exception<text:span text:style-name="T9"> </text:span>e){</text:p>
      <text:p text:style-name="P19"><text:span text:style-name="T9"><text:s text:c="6"/></text:span><text:span text:style-name="T2">System.</text:span><text:span text:style-name="T20">err</text:span><text:span text:style-name="T2">.</text:span><text:span text:style-name="T20">println</text:span><text:span text:style-name="T2">(</text:span><text:span text:style-name="T3">"Error: "</text:span><text:span text:style-name="T11"> </text:span><text:span text:style-name="T23">+</text:span><text:span text:style-name="T11"> </text:span><text:span text:style-name="T2">e.</text:span><text:span text:style-name="T20">getMessage</text:span><text:span text:style-name="T2">());</text:span></text:p>
      <text:p text:style-name="P20">}</text:p>
      <text:p text:style-name="P3"/>
      <text:p text:style-name="P3"/>
      <text:p text:style-name="P3">EJEMPLO:</text:p>
      <text:p text:style-name="P1"><text:span text:style-name="Strong_20_Emphasis"><text:span text:style-name="T30">Dado el siguiente código, rellena lo que consideres que falte y escribe una sola línea al final del código que obtenga el listado de archivos de la “carpetaActual” que tienen como extensión “.xml”.</text:span></text:span></text:p>
      <text:section text:style-name="Sect1" text:name="yui_3_17_2_1_1706787101326_321">
        <text:p text:style-name="P2"><text:span text:style-name="T4"><text:line-break/></text:span>File carpetaActual = new File(".");<text:line-break/>String extension = ".xml";<text:line-break/><text:line-break/>FilenameFilter filtro = new FilenameFilter() {<text:line-break/><text:tab/>@Override<text:line-break/><text:tab/>public boolean accept(File carpetaActual, String nombreArchivo) {<text:line-break/><text:tab/><text:tab/><text:tab/><text:tab/> return nombreArchivo.<text:span text:style-name="T31">endwith(.extension)</text:span>;<text:line-break/><text:tab/>}<text:line-break/>};<text:line-break/><text:line-break/>_<text:span text:style-name="T31">String[ ] archivosxml = carpetaActual.list(filtro);</text:span>_</text:p>
      </text:section>
      <text:p text:style-name="P3"/>
      <text:p text:style-name="P3"/>
      <text:p text:style-name="P3"/>
      <text:h text:style-name="P25" text:outline-level="1"><text:soft-page-break/>CONECTARSE A UNA BASE DE DATOS CON JDBC</text:h>
      <text:p text:style-name="P3"/>
      <text:p text:style-name="P16"><text:s/><text:span text:style-name="T33"><text:s/></text:span><text:span text:style-name="T16">// Establece la conexion</text:span></text:p>
      <text:p text:style-name="P15"><text:s text:c="8"/><text:span text:style-name="T34">Connection</text:span><text:span text:style-name="T35"> con </text:span><text:span text:style-name="T36">=</text:span><text:span text:style-name="T35"> </text:span><text:span text:style-name="T34">DriverManager</text:span><text:span text:style-name="T35">.</text:span><text:span text:style-name="T37">getConnection</text:span><text:span text:style-name="T35"> </text:span></text:p>
      <text:p text:style-name="P15"><text:span text:style-name="T32"><text:tab/><text:tab/> <text:s text:c="4"/>(</text:span><text:span text:style-name="T38">"jdbc:odbc:miNombreDeBD"</text:span><text:span text:style-name="T35">, </text:span></text:p>
      <text:p text:style-name="P15"><text:s text:c="18"/><text:span text:style-name="T38">"miLogin"</text:span><text:span text:style-name="T35">, </text:span></text:p>
      <text:p text:style-name="P15"><text:span text:style-name="T38"><text:tab/><text:tab/><text:tab/>"miPassword"</text:span><text:span text:style-name="T35"> </text:span><text:span text:style-name="T32">)</text:span><text:span text:style-name="T36">;</text:span></text:p>
      <text:p text:style-name="P15"/>
      <text:p text:style-name="P15"><text:s text:c="8"/><text:span text:style-name="T17">// Ejecuta la consulta</text:span></text:p>
      <text:p text:style-name="P15"><text:s text:c="8"/><text:span text:style-name="T34">Statement</text:span><text:span text:style-name="T35"> stmt </text:span><text:span text:style-name="T36">=</text:span><text:span text:style-name="T35"> </text:span><text:span text:style-name="T32">(</text:span><text:span text:style-name="T34">Statement</text:span><text:span text:style-name="T32">)</text:span><text:span text:style-name="T35"> con.</text:span><text:span text:style-name="T37">createStatement</text:span><text:span text:style-name="T32">()</text:span><text:span text:style-name="T36">;</text:span></text:p>
      <text:p text:style-name="P15"><text:s text:c="8"/><text:span text:style-name="T34">ResultSet</text:span><text:span text:style-name="T35"> rs </text:span><text:span text:style-name="T36">=</text:span><text:span text:style-name="T35"> stmt.</text:span><text:span text:style-name="T37">executeQuery</text:span><text:span text:style-name="T32">(</text:span><text:span text:style-name="T38">"SELECT nombre, edad FROM Empleados"</text:span><text:span text:style-name="T32">)</text:span><text:span text:style-name="T36">;</text:span></text:p>
      <text:p text:style-name="P15"/>
      <text:p text:style-name="P15"><text:s text:c="8"/><text:span text:style-name="T17">// Procesa los resultados</text:span></text:p>
      <text:p text:style-name="P15"><text:s text:c="8"/><text:span text:style-name="T39">while</text:span><text:span text:style-name="T35"> </text:span><text:span text:style-name="T32">(</text:span><text:span text:style-name="T35">rs.</text:span><text:span text:style-name="T37">next</text:span><text:span text:style-name="T32">())</text:span><text:span text:style-name="T35"> </text:span><text:span text:style-name="T32">{</text:span></text:p>
      <text:p text:style-name="P15"><text:s text:c="15"/><text:span text:style-name="T34">String</text:span><text:span text:style-name="T35"> nombre </text:span><text:span text:style-name="T36">=</text:span><text:span text:style-name="T35"> rs.</text:span><text:span text:style-name="T37">getString</text:span><text:span text:style-name="T32">(</text:span><text:span text:style-name="T38">"nombre"</text:span><text:span text:style-name="T32">)</text:span><text:span text:style-name="T36">;</text:span></text:p>
      <text:p text:style-name="P15"><text:s text:c="15"/><text:span text:style-name="T41">int</text:span><text:span text:style-name="T35"> edad </text:span><text:span text:style-name="T36">=</text:span><text:span text:style-name="T35"> rs.</text:span><text:span text:style-name="T37">getInt</text:span><text:span text:style-name="T32">(</text:span><text:span text:style-name="T38">"edad"</text:span><text:span text:style-name="T32">)</text:span><text:span text:style-name="T36">;</text:span></text:p>
      <text:p text:style-name="P18"><text:s text:c="8"/><text:span text:style-name="T32">}</text:span></text:p>
      <text:p text:style-name="P18"><text:span text:style-name="T32"/></text:p>
      <text:h text:style-name="P26" text:outline-level="1">CREACIÓN DE SESIÓN E INICIO DE TRANSACCIONES</text:h>
      <text:p text:style-name="P12"><text:span text:style-name="T12"><text:s/></text:span><text:span text:style-name="T8">public</text:span><text:span text:style-name="T11"> </text:span><text:span text:style-name="T24">void</text:span><text:span text:style-name="T11"> </text:span><text:span text:style-name="T25">altaFutbolista</text:span><text:span text:style-name="T2">(</text:span><text:span text:style-name="T24">int</text:span><text:span text:style-name="T11"> </text:span><text:span text:style-name="T2">numFut,</text:span><text:span text:style-name="T11"> </text:span><text:span text:style-name="T24">int</text:span><text:span text:style-name="T11"> </text:span><text:span text:style-name="T2">codigoEquipo,</text:span><text:span text:style-name="T11"> </text:span><text:span text:style-name="T2">String</text:span><text:span text:style-name="T11"> </text:span><text:span text:style-name="T2">nombre,</text:span><text:span text:style-name="T11"> </text:span><text:span text:style-name="T2">String</text:span><text:span text:style-name="T11"> </text:span><text:span text:style-name="T2">apellidos,</text:span><text:span text:style-name="T11"> </text:span><text:span text:style-name="T2">String</text:span><text:span text:style-name="T11"> </text:span><text:span text:style-name="T2">dir,</text:span><text:span text:style-name="T11"> </text:span><text:span text:style-name="T2">Integer</text:span><text:span text:style-name="T11"> </text:span><text:span text:style-name="T2">edad,</text:span><text:span text:style-name="T11"> </text:span><text:span text:style-name="T2">Integer</text:span><text:span text:style-name="T11"> </text:span><text:span text:style-name="T2">goles,</text:span></text:p>
      <text:p text:style-name="P20">Integer<text:span text:style-name="T9"> </text:span>salario)<text:span text:style-name="T9"> </text:span>{</text:p>
      <text:p text:style-name="P19"><text:span text:style-name="T9"><text:s/></text:span><text:span text:style-name="T2">Equipos</text:span><text:span text:style-name="T11"> </text:span><text:span text:style-name="T2">codEquipo</text:span><text:span text:style-name="T11"> </text:span><text:span text:style-name="T23">=</text:span><text:span text:style-name="T11"> </text:span><text:span text:style-name="T2">obtenerEquipoPorCodigo(codigoEquipo);</text:span></text:p>
      <text:p text:style-name="P19"><text:span text:style-name="T9"><text:s/></text:span><text:span text:style-name="T8">if</text:span><text:span text:style-name="T11"> </text:span><text:span text:style-name="T2">(codEquipo</text:span><text:span text:style-name="T11"> </text:span><text:span text:style-name="T23">!=</text:span><text:span text:style-name="T11"> </text:span><text:span text:style-name="T8">null</text:span><text:span text:style-name="T2">)</text:span><text:span text:style-name="T11"> </text:span><text:span text:style-name="T2">{</text:span></text:p>
      <text:p text:style-name="P19"><text:span text:style-name="T9"><text:s/></text:span><text:span text:style-name="T15">// Crear la conexión a la base de datos con Hibernate</text:span></text:p>
      <text:p text:style-name="P24"><text:span text:style-name="T9"><text:s/></text:span><text:span text:style-name="T1">SessionFactory</text:span><text:span text:style-name="T10"> </text:span><text:span text:style-name="T1">sesion</text:span><text:span text:style-name="T10"> </text:span><text:span text:style-name="T22">=</text:span><text:span text:style-name="T10"> </text:span><text:span text:style-name="T1">HibernateUtil.</text:span><text:span text:style-name="T19">getSessionFactory</text:span><text:span text:style-name="T1">();</text:span></text:p>
      <text:p text:style-name="P24"><text:span text:style-name="T9"><text:s/></text:span><text:span text:style-name="T1">Session</text:span><text:span text:style-name="T10"> </text:span><text:span text:style-name="T1">session</text:span><text:span text:style-name="T10"> </text:span><text:span text:style-name="T22">=</text:span><text:span text:style-name="T10"> </text:span><text:span text:style-name="T1">sesion.</text:span><text:span text:style-name="T19">openSession</text:span><text:span text:style-name="T1">();</text:span></text:p>
      <text:p text:style-name="P24"><text:span text:style-name="T9"><text:s/></text:span><text:span text:style-name="T1">Transaction</text:span><text:span text:style-name="T10"> </text:span><text:span text:style-name="T1">tx</text:span><text:span text:style-name="T10"> </text:span><text:span text:style-name="T22">=</text:span><text:span text:style-name="T10"> </text:span><text:span text:style-name="T1">session.</text:span><text:span text:style-name="T19">beginTransaction</text:span><text:span text:style-name="T1">();</text:span></text:p>
      <text:p text:style-name="P24"><text:span text:style-name="T9"><text:s/></text:span><text:span text:style-name="T14">// Nueva inserción</text:span></text:p>
      <text:p text:style-name="P24"><text:span text:style-name="T9"><text:s/></text:span><text:span text:style-name="T1">Futbolistas</text:span><text:span text:style-name="T10"> </text:span><text:span text:style-name="T1">futbolista</text:span><text:span text:style-name="T10"> </text:span><text:span text:style-name="T22">=</text:span><text:span text:style-name="T10"> </text:span><text:span text:style-name="T7">new</text:span><text:span text:style-name="T10"> </text:span><text:span text:style-name="T1">Futbolistas(numFut,</text:span><text:span text:style-name="T10"> </text:span><text:span text:style-name="T1">codEquipo,</text:span><text:span text:style-name="T10"> </text:span><text:span text:style-name="T1">nombre,</text:span></text:p>
      <text:p text:style-name="P23">apellidos,<text:span text:style-name="T9"> </text:span>dir,<text:span text:style-name="T9"> </text:span>edad,<text:span text:style-name="T9"> </text:span>goles,<text:span text:style-name="T9"> </text:span>salario);</text:p>
      <text:p text:style-name="P19"><text:span text:style-name="T9"><text:s/></text:span><text:span text:style-name="T8">try</text:span><text:span text:style-name="T11"> </text:span><text:span text:style-name="T2">{</text:span></text:p>
      <text:p text:style-name="P19"><text:span text:style-name="T2">//Añadir futbolista, si fuese eliminar sería “session.delete(objeto)”, si fuese modificar sería “session.update(objeto)”</text:span></text:p>
      <text:p text:style-name="P19"><text:span text:style-name="T9"><text:s/></text:span><text:span text:style-name="T2">session.</text:span><text:span text:style-name="T20">save</text:span><text:span text:style-name="T2">(futbolista);</text:span></text:p>
      <text:p text:style-name="P19"><text:span text:style-name="T9"><text:s/></text:span><text:span text:style-name="T2">tx.</text:span><text:span text:style-name="T20">commit</text:span><text:span text:style-name="T2">();</text:span></text:p>
      <text:p text:style-name="P19"><text:span text:style-name="T9"><text:s/></text:span><text:span text:style-name="T2">JOptionPane.</text:span><text:span text:style-name="T20">showMessageDialog</text:span><text:span text:style-name="T2">(</text:span><text:span text:style-name="T8">null</text:span><text:span text:style-name="T2">,</text:span><text:span text:style-name="T11"> </text:span><text:span text:style-name="T3">"Futbolista dado de alta </text:span></text:p>
      <text:p text:style-name="P20"><text:span text:style-name="T26">correctamente."</text:span>);</text:p>
      <text:p text:style-name="P19"><text:span text:style-name="T9"><text:s/></text:span><text:span text:style-name="T2">}</text:span><text:span text:style-name="T11"> </text:span><text:span text:style-name="T8">catch</text:span><text:span text:style-name="T11"> </text:span><text:span text:style-name="T2">(Exception</text:span><text:span text:style-name="T11"> </text:span><text:span text:style-name="T2">e)</text:span><text:span text:style-name="T11"> </text:span><text:span text:style-name="T2">{</text:span></text:p>
      <text:p text:style-name="P19"><text:span text:style-name="T9"><text:s/></text:span><text:span text:style-name="T15">// Deshacer los cambios en caso de error</text:span></text:p>
      <text:p text:style-name="P19"><text:span text:style-name="T9"><text:s/></text:span><text:span text:style-name="T2">tx.</text:span><text:span text:style-name="T20">rollback</text:span><text:span text:style-name="T2">();</text:span></text:p>
      <text:p text:style-name="P19"><text:span text:style-name="T9"><text:s/></text:span><text:span text:style-name="T2">JOptionPane.</text:span><text:span text:style-name="T20">showMessageDialog</text:span><text:span text:style-name="T2">(</text:span><text:span text:style-name="T8">null</text:span><text:span text:style-name="T2">,</text:span><text:span text:style-name="T11"> </text:span><text:span text:style-name="T3">"Error al dar de alta el </text:span></text:p>
      <text:p text:style-name="P20"><text:span text:style-name="T26">futbolista\n"</text:span><text:span text:style-name="T9"> </text:span><text:span text:style-name="T21">+</text:span><text:span text:style-name="T9"> </text:span>e.<text:span text:style-name="T18">getLocalizedMessage</text:span>());</text:p>
      <text:p text:style-name="P19"><text:span text:style-name="T9"><text:s/></text:span><text:span text:style-name="T2">}</text:span><text:span text:style-name="T11"> </text:span><text:span text:style-name="T8">finally</text:span><text:span text:style-name="T11"> </text:span><text:span text:style-name="T2">{</text:span></text:p>
      <text:p text:style-name="P19"><text:span text:style-name="T9"><text:s/></text:span><text:span text:style-name="T15">// Cerrar la conexión de Hibernate con la base de datos</text:span></text:p>
      <text:p text:style-name="P19"><text:span text:style-name="T9"><text:s/></text:span><text:span text:style-name="T2">session.</text:span><text:span text:style-name="T20">close</text:span><text:span text:style-name="T2">();</text:span></text:p>
      <text:p text:style-name="P19"><text:span text:style-name="T9"><text:s/></text:span><text:span text:style-name="T2">}</text:span></text:p>
      <text:p text:style-name="P19"><text:span text:style-name="T9"><text:s/></text:span><text:span text:style-name="T2">}</text:span><text:span text:style-name="T11"> </text:span><text:span text:style-name="T8">else</text:span><text:span text:style-name="T11"> </text:span><text:span text:style-name="T2">{</text:span></text:p>
      <text:p text:style-name="P19"><text:span text:style-name="T9"><text:s/></text:span><text:span text:style-name="T2">JOptionPane.</text:span><text:span text:style-name="T20">showMessageDialog</text:span><text:span text:style-name="T2">(</text:span><text:span text:style-name="T8">null</text:span><text:span text:style-name="T2">,</text:span><text:span text:style-name="T11"> </text:span><text:span text:style-name="T3">"El equipo con el código "</text:span><text:span text:style-name="T11"> </text:span><text:span text:style-name="T23">+</text:span><text:span text:style-name="T11"> </text:span><text:span text:style-name="T2">codigoEquipo</text:span></text:p>
      <text:p text:style-name="P20"><text:span text:style-name="T21">+</text:span><text:span text:style-name="T9"> </text:span><text:span text:style-name="T26">" no existe."</text:span>);</text:p>
      <text:p text:style-name="P19"><text:span text:style-name="T9"><text:s/></text:span><text:span text:style-name="T2">}</text:span></text:p>
      <text:p text:style-name="P19"><text:span text:style-name="T9"><text:s/></text:span><text:span text:style-name="T2">}</text:span></text:p>
      <text:p text:style-name="P3"><text:span text:style-name="T40"/></text:p>
      <text:p text:style-name="P3"><text:span text:style-name="T40"/></text:p>
      <text:p text:style-name="P3"><text:soft-page-break/><text:span text:style-name="T40">MINI REPASO SQL/HQL:</text:span></text:p>
      <text:p text:style-name="P3"><text:span text:style-name="Strong_20_Emphasis"><text:span text:style-name="T40"><text:line-break/>1. Genera una consulta HQL simple con FROM:</text:span></text:span></text:p>
      <text:list xml:id="list4662083538846159354" text:style-name="L1">
        <text:list-item>
          <text:p text:style-name="P5">Consulta: <text:span text:style-name="Source_20_Text"><text:span text:style-name="T43">FROM Usuario</text:span></text:span></text:p>
        </text:list-item>
      </text:list>
      <text:p text:style-name="P4"><text:span text:style-name="Strong_20_Emphasis">Respuesta:</text:span> Devuelve todos los registros de la entidad Usuario.</text:p>
      <text:p text:style-name="Horizontal_20_Line"/>
      <text:p text:style-name="P4"><text:span text:style-name="Strong_20_Emphasis">2. Agrega una cláusula WHERE a la consulta anterior:</text:span></text:p>
      <text:list xml:id="list5477528611190375627" text:style-name="L2">
        <text:list-item>
          <text:p text:style-name="P6">Consulta: <text:span text:style-name="Source_20_Text"><text:span text:style-name="T43">FROM Usuario WHERE edad &gt; 25</text:span></text:span></text:p>
        </text:list-item>
      </text:list>
      <text:p text:style-name="P4"><text:span text:style-name="Strong_20_Emphasis">Respuesta:</text:span> Devuelve los registros de usuarios cuya edad es mayor a 25.</text:p>
      <text:p text:style-name="Horizontal_20_Line"/>
      <text:p text:style-name="P4"><text:span text:style-name="Strong_20_Emphasis">3. Agrega una cláusula SELECT a la consulta con FROM:</text:span></text:p>
      <text:list xml:id="list2440520029889856130" text:style-name="L3">
        <text:list-item>
          <text:p text:style-name="P7">Consulta: <text:span text:style-name="Source_20_Text"><text:span text:style-name="T43">SELECT nombre FROM Usuario</text:span></text:span></text:p>
        </text:list-item>
      </text:list>
      <text:p text:style-name="P4"><text:span text:style-name="Strong_20_Emphasis">Respuesta:</text:span> Devuelve solo los nombres de los usuarios.</text:p>
      <text:p text:style-name="Horizontal_20_Line"/>
      <text:p text:style-name="P4"><text:span text:style-name="Strong_20_Emphasis">4. Incluye un JOIN en la consulta HQL:</text:span></text:p>
      <text:list xml:id="list1454330281229784203" text:style-name="L4">
        <text:list-item>
          <text:p text:style-name="P8">Consulta: <text:span text:style-name="Source_20_Text"><text:span text:style-name="T43">FROM Usuario u JOIN u.direccion d</text:span></text:span></text:p>
        </text:list-item>
      </text:list>
      <text:p text:style-name="P4"><text:span text:style-name="Strong_20_Emphasis">Respuesta:</text:span> Devuelve registros de usuarios y sus direcciones relacionadas.</text:p>
      <text:p text:style-name="Horizontal_20_Line"/>
      <text:p text:style-name="P4"><text:span text:style-name="Strong_20_Emphasis">5. Añade un GROUP BY a la consulta anterior:</text:span></text:p>
      <text:list xml:id="list2355467881160905225" text:style-name="L5">
        <text:list-item>
          <text:p text:style-name="P9">Consulta: <text:span text:style-name="Source_20_Text"><text:span text:style-name="T43">SELECT u.nombre, COUNT(d) FROM Usuario u JOIN u.direccion d GROUP BY u.nombre</text:span></text:span></text:p>
        </text:list-item>
      </text:list>
      <text:p text:style-name="P4"><text:span text:style-name="Strong_20_Emphasis">Respuesta:</text:span> Devuelve el nombre de cada usuario y la cantidad de direcciones asociadas a cada uno.</text:p>
      <text:p text:style-name="Horizontal_20_Line"/>
      <text:p text:style-name="P4"><text:span text:style-name="Strong_20_Emphasis">6. Incorpora una cláusula ORDER BY en la consulta HQL:</text:span></text:p>
      <text:list xml:id="list6848356511715078337" text:style-name="L6">
        <text:list-item>
          <text:p text:style-name="P10">Consulta: <text:span text:style-name="Source_20_Text"><text:span text:style-name="T43">FROM Usuario u ORDER BY u.nombre ASC</text:span></text:span></text:p>
        </text:list-item>
      </text:list>
      <text:p text:style-name="P4"><text:span text:style-name="Strong_20_Emphasis">Respuesta:</text:span> Devuelve registros de usuarios ordenados alfabéticamente por nombre de manera ascendente.</text:p>
      <text:p text:style-name="P3"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DejaVu Sans Mono', 'Bitstream Vera Sans Mono', monospace"/>
    <style:font-face style:name="OpenSymbol" svg:font-family="OpenSymbol"/>
    <style:font-face style:name="Poppins" svg:font-family="Poppins, sans-serif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Jesús Díaz Martínez</meta:initial-creator>
    <meta:creation-date>2024-02-01T12:21:48.09</meta:creation-date>
    <meta:document-statistic meta:table-count="0" meta:image-count="0" meta:object-count="0" meta:page-count="4" meta:paragraph-count="146" meta:word-count="750" meta:character-count="6153"/>
    <dc:date>2024-02-01T13:03:06.82</dc:date>
    <dc:creator>Francisco Jesús Díaz Martínez</dc:creator>
    <meta:editing-duration>PT6M1S</meta:editing-duration>
    <meta:editing-cycles>1</meta:editing-cycles>
    <meta:generator>OpenOffice/4.1.14$Win32 OpenOffice.org_project/4114m1$Build-9811</meta:generator>
  </office:meta>
</office:document-meta>
</file>